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ff6633" draw:textarea-horizontal-align="justify" draw:textarea-vertical-align="middle" draw:auto-grow-height="false" fo:min-height="0cm" fo:min-width="0cm"/>
    </style:style>
    <style:style style:name="gr3" style:family="graphic" style:parent-style-name="standard">
      <style:graphic-properties draw:fill="solid" draw:fill-color="#ffcc99" draw:textarea-horizontal-align="justify" draw:textarea-vertical-align="middle" draw:auto-grow-height="false" fo:min-height="0cm" fo:min-width="0cm"/>
    </style:style>
    <style:style style:name="gr4" style:family="graphic" style:parent-style-name="standard">
      <style:graphic-properties draw:fill="solid" draw:fill-color="#e6e6ff" draw:textarea-horizontal-align="justify" draw:textarea-vertical-align="middle" draw:auto-grow-height="false" fo:min-height="0cm" fo:min-width="0cm"/>
    </style:style>
    <style:style style:name="gr5" style:family="graphic" style:parent-style-name="standard">
      <style:graphic-properties draw:fill="solid" draw:fill-color="#999999" draw:textarea-horizontal-align="justify" draw:textarea-vertical-align="middle" draw:auto-grow-height="false" fo:min-height="0cm" fo:min-width="0cm"/>
    </style:style>
    <style:style style:name="gr6" style:family="graphic" style:parent-style-name="standard">
      <style:graphic-properties draw:fill="solid" draw:fill-color="#e6e6e6" draw:textarea-horizontal-align="justify" draw:textarea-vertical-align="middle" draw:auto-grow-height="false" fo:min-height="0cm" fo:min-width="0cm"/>
    </style:style>
    <style:style style:name="gr7" style:family="graphic" style:parent-style-name="standard">
      <style:graphic-properties draw:fill="solid" draw:fill-color="#ffff99" draw:textarea-horizontal-align="justify" draw:textarea-vertical-align="middle" draw:auto-grow-height="false" fo:min-height="0cm" fo:min-width="0cm"/>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fill="solid" draw:fill-color="#0047ff" draw:textarea-horizontal-align="justify" draw:textarea-vertical-align="middle" draw:auto-grow-height="false" fo:min-height="0cm" fo:min-width="0cm"/>
    </style:style>
    <style:style style:name="gr10" style:family="graphic" style:parent-style-name="standard">
      <style:graphic-properties draw:fill="solid" draw:fill-color="#999999" draw:textarea-horizontal-align="justify" draw:textarea-vertical-align="middle" draw:auto-grow-height="false" fo:min-height="0cm" fo:min-width="0cm"/>
    </style:style>
    <style:style style:name="gr11" style:family="graphic" style:parent-style-name="standard">
      <style:graphic-properties draw:fill="solid" draw:fill-color="#0047ff" draw:textarea-horizontal-align="justify" draw:textarea-vertical-align="middle" draw:auto-grow-height="false" fo:min-height="0cm" fo:min-width="0cm"/>
    </style:style>
    <style:style style:name="gr12" style:family="graphic" style:parent-style-name="standard">
      <style:graphic-properties draw:fill="solid" draw:fill-color="#ffffff" draw:textarea-horizontal-align="justify" draw:textarea-vertical-align="middle" draw:auto-grow-height="false" fo:min-height="0cm" fo:min-width="0cm"/>
    </style:style>
    <style:style style:name="gr13" style:family="graphic" style:parent-style-name="standard">
      <style:graphic-properties draw:fill="solid" draw:fill-color="#ff8080" draw:textarea-vertical-align="middle" draw:auto-grow-height="false" fo:min-height="0.749cm" fo:min-width="0.499cm"/>
    </style:style>
    <style:style style:name="gr14" style:family="graphic" style:parent-style-name="standard">
      <style:graphic-properties draw:textarea-horizontal-align="justify" draw:textarea-vertical-align="top" draw:auto-grow-height="false" fo:min-height="0cm" fo:min-width="0cm"/>
    </style:style>
    <style:style style:name="gr15" style:family="graphic" style:parent-style-name="standard">
      <style:graphic-properties draw:fill="solid" draw:fill-color="#cccccc" draw:textarea-horizontal-align="left" draw:textarea-vertical-align="middle" draw:auto-grow-height="false" fo:min-height="0cm" fo:min-width="0cm"/>
    </style:style>
    <style:style style:name="gr16" style:family="graphic" style:parent-style-name="standard">
      <style:graphic-properties draw:fill="solid" draw:fill-color="#ffffcc" draw:textarea-horizontal-align="justify" draw:textarea-vertical-align="bottom" draw:auto-grow-height="false" fo:min-height="0cm" fo:min-width="0cm"/>
    </style:style>
    <style:style style:name="gr17" style:family="graphic" style:parent-style-name="standard">
      <style:graphic-properties draw:fill="solid" draw:fill-color="#cccccc" draw:textarea-horizontal-align="center"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start" fo:text-indent="0cm"/>
    </style:style>
    <style:style style:name="P3"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25.4cm" svg:height="5.08cm" svg:x="1.27cm" svg:y="1.17cm">
          <text:p text:style-name="P1">Java VM</text:p>
          <text:p text:style-name="P1">(J2EE app server optional)</text:p>
        </draw:rect>
        <draw:custom-shape draw:style-name="gr2" draw:text-style-name="P1" draw:layer="layout" svg:width="8.255cm" svg:height="6.35cm" svg:x="7.955cm" svg:y="5.715cm">
          <text:p text:style-name="P1">C++</text:p>
          <text:p text:style-name="P1">Execution Algorithms,</text:p>
          <text:p text:style-name="P1">Access Methods,</text:p>
          <text:p text:style-name="P1">and Data Cache</text:p>
          <draw:enhanced-geometry svg:viewBox="0 0 21600 21600" draw:type="rectangle" draw:enhanced-path="M 0 0 L 21600 0 21600 21600 0 21600 0 0 Z N"/>
        </draw:custom-shape>
        <draw:custom-shape draw:style-name="gr3" draw:text-style-name="P1" draw:layer="layout" svg:width="8.255cm" svg:height="3.81cm" svg:x="7.955cm" svg:y="2.005cm">
          <text:p text:style-name="P1"/>
          <text:p text:style-name="P1">SQL Optimizer,</text:p>
          <text:p text:style-name="P1">Session/Catalog Management,</text:p>
          <text:p text:style-name="P1">Java Execution Algorithms</text:p>
          <draw:enhanced-geometry svg:viewBox="0 0 21600 21600" draw:type="rectangle" draw:enhanced-path="M 0 0 L 21600 0 21600 21600 0 21600 0 0 Z N"/>
        </draw:custom-shape>
        <draw:custom-shape draw:style-name="gr4" draw:text-style-name="P2" draw:layer="layout" svg:width="15.24cm" svg:height="8.255cm" svg:x="5.415cm" svg:y="12.065cm">
          <text:p text:style-name="P2"/>
          <text:p text:style-name="P2"/>
          <text:p text:style-name="P2"/>
          <text:p text:style-name="P2"/>
          <text:p text:style-name="P2"/>
          <text:p text:style-name="P2"/>
          <text:p text:style-name="P2">Local Stor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5.08cm" svg:height="5.08cm" svg:x="6.485cm" svg:y="12.6cm">
          <text:p text:style-name="P1">Bitmap-indexed</text:p>
          <text:p text:style-name="P1">Column-store</text:p>
          <text:p text:style-name="P1">Tablespaces</text:p>
          <text:p text:style-name="P1">(Persistent data)</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3.175cm" svg:height="3.81cm" svg:x="12.4cm" svg:y="12.7cm">
          <text:p text:style-name="P1">Catalog</text:p>
          <text:p text:style-name="P1">Repository</text:p>
          <text:p text:style-name="P1">(Metadata)</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 draw:layer="layout" svg:width="3.175cm" svg:height="3.175cm" svg:x="11.765cm" svg:y="16.845cm">
          <text:p text:style-name="P1">Temp</text:p>
          <text:p text:style-name="P1">Tablespace</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 draw:layer="layout" svg:width="11.43cm" svg:height="5.08cm" svg:x="14.94cm" svg:y="3.24cm">
          <text:p text:style-name="P1">SQL/MED</text:p>
          <text:p text:style-name="P1">Foreign Data Wrapper</text:p>
          <text:p text:style-name="P1">Plugin Integration</text:p>
          <draw:enhanced-geometry svg:viewBox="0 0 21600 21600" draw:mirror-horizontal="false" draw:mirror-vertical="false"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8" draw:text-style-name="P1" draw:layer="layout" svg:width="2.54cm" svg:height="3.81cm" svg:x="18.75cm" svg:y="7.05cm">
          <text:p text:style-name="P1">Flat File</text:p>
          <text:p text:style-name="P1">Wrapper</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 draw:text-style-name="P1" draw:layer="layout" svg:width="2.54cm" svg:height="3.81cm" svg:x="21.29cm" svg:y="7.05cm">
          <text:p text:style-name="P1">JDBC</text:p>
          <text:p text:style-name="P1">Wrapper</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 draw:text-style-name="P1" draw:layer="layout" svg:width="2.54cm" svg:height="3.81cm" svg:x="23.83cm" svg:y="7.05cm">
          <text:p text:style-name="P1">User</text:p>
          <text:p text:style-name="P1">Defined</text:p>
          <text:p text:style-name="P1">Wrappers</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9" draw:text-style-name="P1" draw:layer="layout" svg:width="2.54cm" svg:height="3.81cm" svg:x="21.29cm" svg:y="10.225cm">
          <text:p text:style-name="P1">3rd-party</text:p>
          <text:p text:style-name="P1">JDBC</text:p>
          <text:p text:style-name="P1">Drivers</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0" draw:text-style-name="P3" draw:layer="layout" svg:width="2.54cm" svg:height="3.81cm" svg:x="17.815cm" svg:y="13.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5" draw:text-style-name="P1" draw:layer="layout" svg:width="2.54cm" svg:height="3.81cm" svg:x="17.28cm" svg:y="12.765cm">
          <text:p text:style-name="P1">BCP,</text:p>
          <text:p text:style-name="P1">CSV,</text:p>
          <text:p text:style-name="P1">...</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 draw:layer="layout" svg:width="3.175cm" svg:height="3.81cm" svg:x="22.025cm" svg:y="16.9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 draw:layer="layout" svg:width="3.175cm" svg:height="3.81cm" svg:x="21.29cm" svg:y="16.275cm">
          <text:p text:style-name="P1">MySQL,</text:p>
          <text:p text:style-name="P1">Oracle...</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3" draw:layer="layout" svg:width="0.635cm" svg:height="2.54cm" svg:x="19.185cm" svg:y="10.8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3" draw:layer="layout" svg:width="0.635cm" svg:height="2.54cm" svg:x="22.26cm" svg:y="14.07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1" draw:layer="layout" svg:width="3.175cm" svg:height="3.175cm" svg:x="23.83cm" svg:y="12.965cm">
          <text:p text:style-name="P1">Any Data</text:p>
          <text:p text:style-name="P1">Sourc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3" draw:layer="layout" svg:width="0.635cm" svg:height="2.54cm" svg:x="25.1cm" svg:y="10.8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 draw:layer="layout" svg:width="6.985cm" svg:height="5.08cm" svg:x="1.605cm" svg:y="3.275cm">
          <text:p text:style-name="P1">SQL/JRT</text:p>
          <text:p text:style-name="P1">Java Function</text:p>
          <text:p text:style-name="P1">Plugin Integration</text:p>
          <draw:enhanced-geometry svg:viewBox="0 0 21600 21600" draw:mirror-horizontal="false" draw:mirror-vertical="false"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8" draw:text-style-name="P1" draw:layer="layout" svg:width="2.54cm" svg:height="3.81cm" svg:x="1.605cm" svg:y="7.085cm">
          <text:p text:style-name="P1">LucidDB</text:p>
          <text:p text:style-name="P1">Applib</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 draw:text-style-name="P1" draw:layer="layout" svg:width="2.54cm" svg:height="3.81cm" svg:x="4.145cm" svg:y="7.085cm">
          <text:p text:style-name="P1">User</text:p>
          <text:p text:style-name="P1">Defined</text:p>
          <text:p text:style-name="P1">Libraries</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3" draw:text-style-name="P1" draw:layer="layout" svg:width="6.35cm" svg:height="1.905cm" svg:x="8.89cm" svg:y="0.635cm">
          <text:p text:style-name="P1">LucidDB</text:p>
          <text:p text:style-name="P1">JDBC Drivers</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 draw:text-style-name="P3" draw:layer="layout" svg:width="3.81cm" svg:height="2.54cm" svg:x="15.575cm" svg:y="17.58cm">
          <text:p text:style-name="P1">Recovery</text:p>
          <text:p text:style-name="P1">Log</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page>
      <draw:page draw:name="page2" draw:style-name="dp1" draw:master-page-name="Default">
        <draw:custom-shape draw:style-name="gr14" draw:text-style-name="P1" draw:layer="layout" svg:width="25.9cm" svg:height="7.755cm" svg:x="0.77cm" svg:y="2.54cm">
          <text:p text:style-name="P1">Farrago System-Level Extensibility Frame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9.525cm" svg:height="4.445cm" svg:x="7.725cm" svg:y="4.445cm">
          <text:p text:style-name="P1">Optimizer</text:p>
          <draw:enhanced-geometry svg:viewBox="0 0 21600 21600" draw:type="rectangle" draw:enhanced-path="M 0 0 L 21600 0 21600 21600 0 21600 0 0 Z N"/>
        </draw:custom-shape>
        <draw:custom-shape draw:style-name="gr16" draw:text-style-name="P1" draw:layer="layout" svg:width="25.9cm" svg:height="6.985cm" svg:x="0.77cm" svg:y="10.295cm">
          <text:p text:style-name="P1">LucidDB components get plugged into Eigenbase framework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54cm" svg:height="3.175cm" svg:x="4.25cm" svg:y="5.715cm">
          <text:p text:style-name="P1">Validator</text:p>
          <draw:enhanced-geometry svg:viewBox="0 0 21600 21600" draw:type="rectangle" draw:enhanced-path="M 0 0 L 21600 0 21600 21600 0 21600 0 0 Z N"/>
        </draw:custom-shape>
        <draw:custom-shape draw:style-name="gr6" draw:text-style-name="P1" draw:layer="layout" svg:width="2.54cm" svg:height="3.175cm" svg:x="10.9cm" svg:y="5.715cm">
          <text:p text:style-name="P1">Table </text:p>
          <text:p text:style-name="P1">access</text:p>
          <draw:enhanced-geometry svg:viewBox="0 0 21600 21600" draw:type="rectangle" draw:enhanced-path="M 0 0 L 21600 0 21600 21600 0 21600 0 0 Z N"/>
        </draw:custom-shape>
        <draw:custom-shape draw:style-name="gr6" draw:text-style-name="P1" draw:layer="layout" svg:width="2.54cm" svg:height="3.175cm" svg:x="14.075cm" svg:y="5.715cm">
          <text:p text:style-name="P1">SQL/MED</text:p>
          <draw:enhanced-geometry svg:viewBox="0 0 21600 21600" draw:type="rectangle" draw:enhanced-path="M 0 0 L 21600 0 21600 21600 0 21600 0 0 Z N"/>
        </draw:custom-shape>
        <draw:custom-shape draw:style-name="gr6" draw:text-style-name="P1" draw:layer="layout" svg:width="2.54cm" svg:height="3.175cm" svg:x="17.85cm" svg:y="5.715cm">
          <text:p text:style-name="P1">Java</text:p>
          <text:p text:style-name="P1">Runtime</text:p>
          <draw:enhanced-geometry svg:viewBox="0 0 21600 21600" draw:type="rectangle" draw:enhanced-path="M 0 0 L 21600 0 21600 21600 0 21600 0 0 Z N"/>
        </draw:custom-shape>
        <draw:custom-shape draw:style-name="gr6" draw:text-style-name="P1" draw:layer="layout" svg:width="2.54cm" svg:height="3.175cm" svg:x="1.375cm" svg:y="5.715cm">
          <text:p text:style-name="P1">Catalog</text:p>
          <draw:enhanced-geometry svg:viewBox="0 0 21600 21600" draw:type="rectangle" draw:enhanced-path="M 0 0 L 21600 0 21600 21600 0 21600 0 0 Z N"/>
        </draw:custom-shape>
        <draw:custom-shape draw:style-name="gr7" draw:text-style-name="P3" draw:layer="layout" svg:width="2.753cm" svg:height="6.985cm" svg:x="4.132cm" svg:y="8.39cm">
          <text:p text:style-name="P1">SQL</text:p>
          <text:p text:style-name="P1">language</text:p>
          <text:p text:style-name="P1">extensions</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3" draw:layer="layout" svg:width="2.753cm" svg:height="6.985cm" svg:x="1.375cm" svg:y="8.39cm">
          <text:p text:style-name="P1">OLAP</text:p>
          <text:p text:style-name="P1">model</text:p>
          <text:p text:style-name="P1">(soon)</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3" draw:layer="layout" svg:width="2.753cm" svg:height="6.985cm" svg:x="7.512cm" svg:y="8.39cm">
          <text:p text:style-name="P1">star join,</text:p>
          <text:p text:style-name="P1">other</text:p>
          <text:p text:style-name="P1">optimizer</text:p>
          <text:p text:style-name="P1">rules</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3" draw:layer="layout" svg:width="2.753cm" svg:height="6.985cm" svg:x="10.687cm" svg:y="8.39cm">
          <text:p text:style-name="P1">column</text:p>
          <text:p text:style-name="P1">store,</text:p>
          <text:p text:style-name="P1">bitmap</text:p>
          <text:p text:style-name="P1"><text:s/>index</text:p>
          <text:p text:style-name="P1">rules</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3" draw:layer="layout" svg:width="2.753cm" svg:height="6.985cm" svg:x="13.862cm" svg:y="8.39cm">
          <text:p text:style-name="P1">external</text:p>
          <text:p text:style-name="P1">data</text:p>
          <text:p text:style-name="P1">connectors</text:p>
          <text:p text:style-name="P1">(flatfile, etc)</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3" draw:layer="layout" svg:width="2.753cm" svg:height="6.985cm" svg:x="17.75cm" svg:y="8.39cm">
          <text:p text:style-name="P1">applib</text:p>
          <text:p text:style-name="P1">routines</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7" draw:text-style-name="P1" draw:layer="layout" svg:width="4.945cm" svg:height="4.445cm" svg:x="21.09cm" svg:y="4.445cm">
          <text:p text:style-name="P1">Fennel Storage</text:p>
          <text:p text:style-name="P1">and Execution</text:p>
          <text:p text:style-name="P1">Framework (C++)</text:p>
          <draw:enhanced-geometry svg:viewBox="0 0 21600 21600" draw:type="rectangle" draw:enhanced-path="M 0 0 L 21600 0 21600 21600 0 21600 0 0 Z N"/>
        </draw:custom-shape>
        <draw:custom-shape draw:style-name="gr7" draw:text-style-name="P3" draw:layer="layout" svg:width="2.753cm" svg:height="6.985cm" svg:x="20.877cm" svg:y="8.39cm">
          <text:p text:style-name="P1">column</text:p>
          <text:p text:style-name="P1">store,</text:p>
          <text:p text:style-name="P1">bitmap</text:p>
          <text:p text:style-name="P1">index</text:p>
          <text:p text:style-name="P1">access</text:p>
          <text:p text:style-name="P1">methods</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3" draw:layer="layout" svg:width="2.753cm" svg:height="6.985cm" svg:x="23.622cm" svg:y="8.39cm">
          <text:p text:style-name="P1">hash</text:p>
          <text:p text:style-name="P1">join,</text:p>
          <text:p text:style-name="P1">sorter,</text:p>
          <text:p text:style-name="P1">other</text:p>
          <text:p text:style-name="P1">algorithms</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7.94cm" fo:page-height="21.59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9$Linux OpenOffice.org_project/680$Build-8825</meta:generator>
    <meta:creation-date>2006-07-09T16:17:12</meta:creation-date>
    <dc:date>2006-08-12T16:25:44</dc:date>
    <dc:language>en-US</dc:language>
    <meta:editing-cycles>20</meta:editing-cycles>
    <meta:editing-duration>PT2H10M59S</meta:editing-duration>
    <meta:user-defined meta:name="Info 1"/>
    <meta:user-defined meta:name="Info 2"/>
    <meta:user-defined meta:name="Info 3"/>
    <meta:user-defined meta:name="Info 4"/>
    <meta:document-statistic meta:object-count="42"/>
  </office:meta>
</office:document-meta>
</file>